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start="" draw:marker-end="" draw:fill="none" draw:textarea-vertical-align="middl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984cm" fo:min-width="4.45cm" fo:padding-top="0.142cm" fo:padding-bottom="0.142cm" fo:padding-left="0.267cm" fo:padding-right="0.26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objectwithoutfill">
      <style:graphic-properties svg:stroke-width="0.053cm" svg:stroke-color="#ed1c24" draw:marker-start-width="0.279cm" draw:marker-end-width="0.279cm" draw:fill="none" draw:fill-color="#0066b3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0066b3"/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4cm" svg:y1="3.6cm" svg:x2="14cm" svg:y2="12.2cm">
          <text:p/>
        </draw:line>
        <draw:line draw:style-name="gr1" draw:text-style-name="P1" draw:layer="layout" svg:x1="10cm" svg:y1="8cm" svg:x2="18.6cm" svg:y2="8cm">
          <text:p/>
        </draw:line>
        <draw:custom-shape draw:style-name="gr2" draw:text-style-name="P1" draw:layer="layout" svg:width="7cm" svg:height="7.4cm" svg:x="10.6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cm" svg:y1="8cm" svg:x2="15.4cm" svg:y2="4.6cm">
          <text:p/>
        </draw:line>
        <draw:frame draw:style-name="gr4" draw:text-style-name="P2" draw:layer="layout" svg:width="0.702cm" svg:height="0.401cm" svg:x="14.4cm" svg:y="7.27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2" draw:layer="layout" svg:width="0.642cm" svg:height="0.77cm" svg:x="15.6cm" svg:y="5.8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2" draw:layer="layout" svg:width="0.519cm" svg:height="0.77cm" svg:x="14.281cm" svg:y="5.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2" draw:layer="layout" svg:width="0.516cm" svg:height="0.77cm" svg:x="17.084cm" svg:y="5.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5" draw:text-style-name="P1" draw:layer="layout" svg:x1="15.4cm" svg:y1="4.6cm" svg:x2="15.4cm" svg:y2="8cm">
          <text:p/>
        </draw:line>
        <draw:line draw:style-name="gr5" draw:text-style-name="P1" draw:layer="layout" svg:x1="15.4cm" svg:y1="4.6cm" svg:x2="14cm" svg:y2="4.6cm">
          <text:p/>
        </draw:line>
        <draw:frame draw:style-name="gr4" draw:text-style-name="P2" draw:layer="layout" svg:width="0.587cm" svg:height="0.77cm" svg:x="14.4cm" svg:y="3.6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path draw:style-name="gr6" draw:text-style-name="P3" draw:layer="layout" svg:width="3.399cm" svg:height="2.199cm" draw:transform="rotate (1.5707963267949) translate (15.4cm 8cm)" svg:viewBox="0 0 3400 2200" svg:d="M0 2200c2400 0 3400-2200 3400-2200">
          <text:p/>
        </draw:path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2T06:46:57.851937147</meta:creation-date>
    <dc:date>2017-10-08T16:20:43.602147272</dc:date>
    <meta:editing-duration>PT17M22S</meta:editing-duration>
    <meta:editing-cycles>8</meta:editing-cycles>
    <meta:generator>LibreOffice/5.4.0.3$Linux_X86_64 LibreOffice_project/40m0$Build-3</meta:generator>
    <meta:document-statistic meta:object-count="35"/>
  </office:meta>
</office:document-meta>
</file>

<file path=Object 1/content.xml><?xml version="1.0" encoding="utf-8"?>
<math xmlns="http://www.w3.org/1998/Math/MathML" display="block">
  <semantics>
    <mi>ω</mi>
    <annotation encoding="StarMath 5.0">%omega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i>r</mi>
    <annotation encoding="StarMath 5.0">r</annotation>
  </semantics>
</math>
</file>

<file path=Object 5/content.xml><?xml version="1.0" encoding="utf-8"?>
<math xmlns="http://www.w3.org/1998/Math/MathML" display="block">
  <semantics>
    <mi>s</mi>
    <annotation encoding="StarMath 5.0">s</annotation>
  </semantics>
</math>
</file>